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1c96cc"/>
    </style:style>
    <style:style style:name="gr2" style:family="graphic" style:parent-style-name="standard">
      <style:graphic-properties draw:stroke="none" svg:stroke-width="0.001cm" draw:fill-color="#add6e7"/>
    </style:style>
    <style:style style:name="gr3" style:family="graphic" style:parent-style-name="standard">
      <style:graphic-properties draw:stroke="none" svg:stroke-width="0.001cm" draw:fill-color="#3cafe4"/>
    </style:style>
    <style:style style:name="gr4" style:family="graphic" style:parent-style-name="standard">
      <style:graphic-properties draw:stroke="none" svg:stroke-width="0.001cm" draw:fill-color="#075f87"/>
    </style:style>
    <style:style style:name="gr5" style:family="graphic" style:parent-style-name="standard">
      <style:graphic-properties draw:stroke="none" svg:stroke-width="0.001cm" draw:fill-color="#ffffff"/>
    </style:style>
    <style:style style:name="gr6" style:family="graphic" style:parent-style-name="standard">
      <style:graphic-properties svg:stroke-width="0.002cm" svg:stroke-color="#131516" draw:fill="none" draw:fill-color="#ffffff" fo:padding-top="-0.049cm" fo:padding-bottom="-0.049cm" fo:padding-left="-0.049cm" fo:padding-right="-0.049cm"/>
    </style:style>
    <style:style style:name="gr7" style:family="graphic" style:parent-style-name="standard">
      <style:graphic-properties draw:stroke="none" svg:stroke-width="0.002cm" draw:fill-color="#ffffff"/>
    </style:style>
  </office:automatic-styles>
  <office:body>
    <office:drawing>
      <draw:page draw:name="page1" draw:style-name="dp1" draw:master-page-name="Default">
        <draw:g>
          <draw:glue-point draw:id="4" svg:x="-3.16cm" svg:y="-5cm"/>
          <draw:glue-point draw:id="5" svg:x="5cm" svg:y="-5cm"/>
          <draw:glue-point draw:id="6" svg:x="0.92cm" svg:y="-5cm"/>
          <draw:glue-point draw:id="7" svg:x="-5cm" svg:y="5cm"/>
          <draw:glue-point draw:id="8" svg:x="3.184cm" svg:y="5cm"/>
          <draw:glue-point draw:id="9" svg:x="-0.909cm" svg:y="5cm"/>
          <draw:glue-point draw:id="10" svg:x="-5cm" svg:y="-4.116cm"/>
          <draw:glue-point draw:id="11" svg:x="-5cm" svg:y="0.442cm"/>
          <draw:glue-point draw:id="12" svg:x="-5cm" svg:y="4.137cm"/>
          <draw:glue-point draw:id="13" svg:x="5cm" svg:y="4.103cm"/>
          <draw:glue-point draw:id="14" svg:x="5cm" svg:y="-0.449cm"/>
          <draw:glue-point draw:id="15" svg:x="-0.451cm" svg:y="0.374cm"/>
          <draw:polygon draw:style-name="gr1" draw:layer="layout" svg:width="0.789cm" svg:height="1.81cm" svg:x="0.006cm" svg:y="0.184cm" svg:viewBox="0 0 790 1811" draw:points="0,0 0,1811 790,1811 790,0">
            <text:p/>
          </draw:polygon>
          <draw:polygon draw:style-name="gr2" draw:layer="layout" svg:width="0.013cm" svg:height="1.816cm" svg:x="0cm" svg:y="0.184cm" svg:viewBox="0 0 14 1817" draw:points="6,1817 14,1810 14,0 0,0 0,1810">
            <text:p/>
          </draw:polygon>
          <draw:polygon draw:style-name="gr2" draw:layer="layout" svg:width="0.795cm" svg:height="0.013cm" svg:x="0.006cm" svg:y="1.987cm" svg:viewBox="0 0 796 14" draw:points="796,7 789,0 0,0 0,14 789,14">
            <text:p/>
          </draw:polygon>
          <draw:polygon draw:style-name="gr2" draw:layer="layout" svg:width="0.013cm" svg:height="1.817cm" svg:x="0.788cm" svg:y="0.177cm" svg:viewBox="0 0 14 1818" draw:points="7,0 0,6 0,1818 14,1818 14,6">
            <text:p/>
          </draw:polygon>
          <draw:polygon draw:style-name="gr2" draw:layer="layout" svg:width="0.795cm" svg:height="0.013cm" svg:x="0cm" svg:y="0.177cm" svg:viewBox="0 0 796 14" draw:points="0,7 6,14 796,14 796,0 6,0">
            <text:p/>
          </draw:polygon>
          <draw:polygon draw:style-name="gr3" draw:layer="layout" svg:width="0.966cm" svg:height="0.177cm" svg:x="0.006cm" svg:y="0.006cm" svg:viewBox="0 0 967 178" draw:points="0,178 178,0 967,0 789,178">
            <text:p/>
          </draw:polygon>
          <draw:polygon draw:style-name="gr2" draw:layer="layout" svg:width="0.188cm" svg:height="0.188cm" svg:x="0.002cm" svg:y="0cm" svg:viewBox="0 0 189 189" draw:points="183,0 179,1 0,179 9,189 189,10">
            <text:p/>
          </draw:polygon>
          <draw:polygon draw:style-name="gr2" draw:layer="layout" svg:width="0.792cm" svg:height="0.013cm" svg:x="0.185cm" svg:y="0cm" svg:viewBox="0 0 793 14" draw:points="793,11 788,0 0,0 0,14 788,14">
            <text:p/>
          </draw:polygon>
          <draw:polygon draw:style-name="gr2" draw:layer="layout" svg:width="0.187cm" svg:height="0.188cm" svg:x="0.79cm" svg:y="0.002cm" svg:viewBox="0 0 188 189" draw:points="4,189 9,187 188,9 179,0 0,177">
            <text:p/>
          </draw:polygon>
          <draw:polygon draw:style-name="gr2" draw:layer="layout" svg:width="0.793cm" svg:height="0.013cm" svg:x="0.002cm" svg:y="0.177cm" svg:viewBox="0 0 794 14" draw:points="0,1 4,14 794,14 794,0 4,0">
            <text:p/>
          </draw:polygon>
          <draw:polygon draw:style-name="gr4" draw:layer="layout" svg:width="0.178cm" svg:height="1.987cm" svg:x="0.795cm" svg:y="0.006cm" svg:viewBox="0 0 179 1988" draw:points="0,177 179,0 179,1809 0,1988">
            <text:p/>
          </draw:polygon>
          <draw:polygon draw:style-name="gr2" draw:layer="layout" svg:width="0.189cm" svg:height="0.186cm" svg:x="0.79cm" svg:y="0.002cm" svg:viewBox="0 0 190 187" draw:points="190,4 178,0 0,177 9,187 187,9">
            <text:p/>
          </draw:polygon>
          <draw:polygon draw:style-name="gr2" draw:layer="layout" svg:width="0.013cm" svg:height="1.814cm" svg:x="0.966cm" svg:y="0.006cm" svg:viewBox="0 0 14 1815" draw:points="11,1815 14,1810 14,0 0,0 0,1810">
            <text:p/>
          </draw:polygon>
          <draw:polygon draw:style-name="gr2" draw:layer="layout" svg:width="0.189cm" svg:height="0.187cm" svg:x="0.788cm" svg:y="1.812cm" svg:viewBox="0 0 190 188" draw:points="0,183 11,188 190,9 181,0 1,178">
            <text:p/>
          </draw:polygon>
          <draw:polygon draw:style-name="gr2" draw:layer="layout" svg:width="0.013cm" svg:height="1.815cm" svg:x="0.788cm" svg:y="0.179cm" svg:viewBox="0 0 14 1816" draw:points="1,0 0,4 0,1816 14,1816 14,4">
            <text:p/>
          </draw:polygon>
          <draw:polygon draw:style-name="gr5" draw:layer="layout" svg:width="0.243cm" svg:height="0.362cm" svg:x="0.107cm" svg:y="0.353cm" svg:viewBox="0 0 244 363" draw:points="194,0 143,32 122,49 102,75 89,98 77,121 68,146 62,175 60,200 63,229 67,259 74,300 0,363 174,357 244,144 170,211 166,188 161,162 162,128 165,93 171,59 180,32">
            <text:p/>
          </draw:polygon>
          <draw:polygon draw:style-name="gr6" draw:layer="layout" svg:width="0.243cm" svg:height="0.362cm" svg:x="0.107cm" svg:y="0.353cm" svg:viewBox="0 0 244 363" draw:points="194,0 143,32 122,49 102,75 89,98 77,121 68,146 62,175 60,200 63,229 67,259 74,300 0,363 174,357 244,144 170,211 166,188 161,162 162,128 165,93 171,59 180,32">
            <text:p/>
          </draw:polygon>
          <draw:polygon draw:style-name="gr7" draw:layer="layout" svg:width="0.501cm" svg:height="0.131cm" svg:x="0.259cm" svg:y="0.282cm" svg:viewBox="0 0 502 132" draw:points="502,0 98,0 0,96 58,71 80,68 108,70 135,76 157,85 176,99 194,115 210,132 279,74 427,74">
            <text:p/>
          </draw:polygon>
          <draw:polygon draw:style-name="gr6" draw:layer="layout" svg:width="0.501cm" svg:height="0.131cm" svg:x="0.259cm" svg:y="0.282cm" svg:viewBox="0 0 502 132" draw:points="502,0 98,0 0,96 58,71 80,68 108,70 135,76 157,85 176,99 194,115 210,132 279,74 427,74">
            <text:p/>
          </draw:polygon>
          <draw:polygon draw:style-name="gr7" draw:layer="layout" svg:width="0.303cm" svg:height="0.13cm" svg:x="0.263cm" svg:y="0.682cm" svg:viewBox="0 0 304 131" draw:points="81,0 0,70 13,83 31,97 53,109 84,121 117,129 135,131 151,129 184,122 209,108 226,96 250,76 271,59 304,26 277,41 254,51 231,59 217,61 198,61 179,59 159,54 139,46 121,36 105,22">
            <text:p/>
          </draw:polygon>
          <draw:polygon draw:style-name="gr6" draw:layer="layout" svg:width="0.303cm" svg:height="0.13cm" svg:x="0.263cm" svg:y="0.682cm" svg:viewBox="0 0 304 131" draw:points="81,0 0,70 13,83 31,97 53,109 84,121 117,129 135,131 151,129 184,122 209,108 226,96 250,76 271,59 304,26 277,41 254,51 231,59 217,61 198,61 179,59 159,54 139,46 121,36 105,22">
            <text:p/>
          </draw:polygon>
          <draw:polygon draw:style-name="gr7" draw:layer="layout" svg:width="0.243cm" svg:height="0.401cm" svg:x="0.461cm" svg:y="0.377cm" svg:viewBox="0 0 244 402" draw:points="27,402 77,361 106,332 124,311 141,289 156,267 166,240 174,213 180,182 183,151 183,124 180,96 169,62 244,0 68,5 0,218 71,153 77,177 82,205 82,235 80,268 73,299 65,329 53,359">
            <text:p/>
          </draw:polygon>
          <draw:polygon draw:style-name="gr6" draw:layer="layout" svg:width="0.243cm" svg:height="0.401cm" svg:x="0.461cm" svg:y="0.377cm" svg:viewBox="0 0 244 402" draw:points="27,402 77,361 106,332 124,311 141,289 156,267 166,240 174,213 180,182 183,151 183,124 180,96 169,62 244,0 68,5 0,218 71,153 77,177 82,205 82,235 80,268 73,299 65,329 53,359">
            <text:p/>
          </draw:polygon>
          <draw:polygon draw:style-name="gr7" draw:layer="layout" svg:width="0.15cm" svg:height="0.306cm" svg:x="0.169cm" svg:y="0.871cm" svg:viewBox="0 0 151 307" draw:points="11,307 115,219 108,190 103,166 101,137 104,113 107,91 110,73 115,56 122,40 130,25 151,0 93,28 76,42 61,57 50,71 41,84 34,96 25,111 17,129 11,149 5,177 2,200 0,230 2,259">
            <text:p/>
          </draw:polygon>
          <draw:polygon draw:style-name="gr6" draw:layer="layout" svg:width="0.15cm" svg:height="0.306cm" svg:x="0.169cm" svg:y="0.871cm" svg:viewBox="0 0 151 307" draw:points="11,307 115,219 108,190 103,166 101,137 104,113 107,91 110,73 115,56 122,40 130,25 151,0 93,28 76,42 61,57 50,71 41,84 34,96 25,111 17,129 11,149 5,177 2,200 0,230 2,259">
            <text:p/>
          </draw:polygon>
          <draw:polygon draw:style-name="gr7" draw:layer="layout" svg:width="0.282cm" svg:height="0.176cm" svg:x="0.264cm" svg:y="0.762cm" svg:viewBox="0 0 283 177" draw:points="0,134 90,56 105,51 118,49 132,47 150,45 168,48 184,51 195,56 214,67 283,0 253,173 84,177 138,129 123,122 109,118 91,115 77,115 62,116 47,119 34,122 19,127">
            <text:p/>
          </draw:polygon>
          <draw:polygon draw:style-name="gr6" draw:layer="layout" svg:width="0.282cm" svg:height="0.176cm" svg:x="0.264cm" svg:y="0.762cm" svg:viewBox="0 0 283 177" draw:points="0,134 90,56 105,51 118,49 132,47 150,45 168,48 184,51 195,56 214,67 283,0 253,173 84,177 138,129 123,122 109,118 91,115 77,115 62,116 47,119 34,122 19,127">
            <text:p/>
          </draw:polygon>
          <draw:polygon draw:style-name="gr7" draw:layer="layout" svg:width="0.341cm" svg:height="0.213cm" svg:x="0.192cm" svg:y="1.146cm" svg:viewBox="0 0 342 214" draw:points="155,71 238,0 70,4 0,214 79,142 96,157 111,168 133,180 149,186 166,190 192,193 216,194 241,190 266,184 284,173 298,164 310,151 342,121 309,130 289,131 269,130 239,122 212,111 192,98 174,88">
            <text:p/>
          </draw:polygon>
          <draw:polygon draw:style-name="gr6" draw:layer="layout" svg:width="0.341cm" svg:height="0.213cm" svg:x="0.192cm" svg:y="1.146cm" svg:viewBox="0 0 342 214" draw:points="155,71 238,0 70,4 0,214 79,142 96,157 111,168 133,180 149,186 166,190 192,193 216,194 241,190 266,184 284,173 298,164 310,151 342,121 309,130 289,131 269,130 239,122 212,111 192,98 174,88">
            <text:p/>
          </draw:polygon>
          <draw:polygon draw:style-name="gr7" draw:layer="layout" svg:width="0.151cm" svg:height="0.416cm" svg:x="0.49cm" svg:y="0.891cm" svg:viewBox="0 0 152 417" draw:points="13,89 110,0 120,17 130,38 137,59 145,92 150,121 152,154 149,200 142,234 130,269 115,297 102,315 90,331 69,351 0,417 28,369 43,339 51,307 55,283 57,247 55,216 52,192 47,169 36,134 25,109">
            <text:p/>
          </draw:polygon>
          <draw:polygon draw:style-name="gr6" draw:layer="layout" svg:width="0.151cm" svg:height="0.416cm" svg:x="0.49cm" svg:y="0.891cm" svg:viewBox="0 0 152 417" draw:points="13,89 110,0 120,17 130,38 137,59 145,92 150,121 152,154 149,200 142,234 130,269 115,297 102,315 90,331 69,351 0,417 28,369 43,339 51,307 55,283 57,247 55,216 52,192 47,169 36,134 25,109">
            <text:p/>
          </draw:polygon>
          <draw:polygon draw:style-name="gr7" draw:layer="layout" svg:width="0.161cm" svg:height="0.193cm" svg:x="0.174cm" svg:y="1.377cm" svg:viewBox="0 0 162 194" draw:points="0,194 102,111 105,93 109,75 116,60 124,44 133,31 162,0 100,43 79,58 60,72 47,87 34,107 22,126 14,144 7,164">
            <text:p/>
          </draw:polygon>
          <draw:polygon draw:style-name="gr6" draw:layer="layout" svg:width="0.161cm" svg:height="0.193cm" svg:x="0.174cm" svg:y="1.377cm" svg:viewBox="0 0 162 194" draw:points="0,194 102,111 105,93 109,75 116,60 124,44 133,31 162,0 100,43 79,58 60,72 47,87 34,107 22,126 14,144 7,164">
            <text:p/>
          </draw:polygon>
          <draw:polygon draw:style-name="gr7" draw:layer="layout" svg:width="0.372cm" svg:height="0.228cm" svg:x="0.268cm" svg:y="1.337cm" svg:viewBox="0 0 373 229" draw:points="0,89 86,4 106,1 127,0 160,1 190,4 212,12 234,21 251,28 266,37 283,50 299,68 315,90 373,37 321,229 168,220 233,162 221,143 208,127 197,115 185,106 166,95 144,84 120,78 97,72 77,70 53,70 32,74">
            <text:p/>
          </draw:polygon>
          <draw:polygon draw:style-name="gr6" draw:layer="layout" svg:width="0.372cm" svg:height="0.228cm" svg:x="0.268cm" svg:y="1.337cm" svg:viewBox="0 0 373 229" draw:points="0,89 86,4 106,1 127,0 160,1 190,4 212,12 234,21 251,28 266,37 283,50 299,68 315,90 373,37 321,229 168,220 233,162 221,143 208,127 197,115 185,106 166,95 144,84 120,78 97,72 77,70 53,70 32,74">
            <text:p/>
          </draw:polygon>
          <draw:polygon draw:style-name="gr7" draw:layer="layout" svg:width="0.632cm" svg:height="0.343cm" svg:x="0.01cm" svg:y="1.542cm" svg:viewBox="0 0 633 344" draw:points="631,0 532,90 534,116 534,141 530,168 525,191 516,220 509,238 498,257 465,260 430,257 408,249 390,240 367,227 349,213 332,193 319,176 309,159 299,142 286,116 277,88 334,41 214,6 141,207 201,152 216,179 227,196 240,213 253,228 268,240 289,254 175,254 222,218 0,285 86,344 108,318 414,318 449,313 469,302 487,289 509,274 530,258 547,242 568,220 593,193 606,172 614,153 619,139 625,110 630,83 633,63 633,28">
            <text:p/>
          </draw:polygon>
          <draw:polygon draw:style-name="gr6" draw:layer="layout" svg:width="0.632cm" svg:height="0.343cm" svg:x="0.01cm" svg:y="1.542cm" svg:viewBox="0 0 633 344" draw:points="631,0 532,90 534,116 534,141 530,168 525,191 516,220 509,238 498,257 465,260 430,257 408,249 390,240 367,227 349,213 332,193 319,176 309,159 299,142 286,116 277,88 334,41 214,6 141,207 201,152 216,179 227,196 240,213 253,228 268,240 289,254 175,254 222,218 0,285 86,344 108,318 414,318 449,313 469,302 487,289 509,274 530,258 547,242 568,220 593,193 606,172 614,153 619,139 625,110 630,83 633,63 633,28">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Virtual switch controller (VSC 3000)</dc:title>
    <meta:creation-date>2011-02-07T16:35:19</meta:creation-date>
    <meta:editing-duration>P0D</meta:editing-duration>
    <meta:editing-cycles>1</meta:editing-cycles>
    <meta:document-statistic meta:object-count="38"/>
    <meta:generator>OpenOffice.org/3.3$Linux OpenOffice.org_project/330m20$Build-9567</meta:generator>
  </office:meta>
</office:document-meta>
</file>